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itle" style:master-page-name="Portrait_2c__20_3_2f_4_22__20_margins">
      <style:paragraph-properties style:page-number="auto"/>
    </style:style>
    <style:style style:name="P2" style:family="paragraph" style:parent-style-name="Text_20_body">
      <style:text-properties style:font-name="Arial"/>
    </style:style>
    <style:style style:name="P3" style:family="paragraph" style:parent-style-name="Text_20_body" style:list-style-name="Bullets_2c__20_diamond"/>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font-name="Arial"/>
    </style:style>
    <style:style style:name="T10"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middle" style:vertical-rel="paragraph-content" style:horizontal-pos="center" style:horizontal-rel="paragraph-content" draw:ole-draw-aspect="1"/>
    </style:style>
    <style:style style:name="fr4" style:family="graphic" style:parent-style-name="Formula">
      <style:graphic-properties style:vertical-pos="middle" style:vertical-rel="paragraph-conten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or</text:p>
      <text:p text:style-name="_2a__2a__2a__2a__2a__20__20__20__20__20__20__20_Hidden_20__20__20__20__20__20__2a__2a__2a__2a__2a_">Don Peterson <text:s text:c="7"/>Words: <text:word-count>3428</text:word-count> </text:p>
      <text:p text:style-name="Subtitle"><text:a xlink:type="simple" xlink:href="mailto:someonesdad1@gmail.com" text:style-name="Internet_20_link" text:visited-style-name="Visited_20_Internet_20_Link">someonesdad1@gmail.com</text:a> 29 Mar 2022</text:p>
      <text:p text:style-name="Text_20_body">In March of 2022 I was again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rabbit hole.</text:p>
      <text:p text:style-name="Text_20_body">This rabbit hole is that color seems pretty simple to the physicist, who just thinks in terms of a wavelength on a dial from a monochromator that uses a diffraction grating to separate out the colors of a light spectrum from a continuous light source (e.g., a lamp). <text:s/>The rabbit hole exists because of the way the human eye converts these wavelengths to signals which are interpreted by the human's brain. <text:s/>This neuro-perception of the color is the rabbit's shovel. <text:s/>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oft-page-break/><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 relating </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t captures all colors that humans are able to perceive. <text:s/>These colors are located on the diagram by two coordinates, x and y. <text:s/>The CIE 1976 chromaticity diagram [<text:span text:style-name="Reference">cd1976</text:span>] tries to address 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text:soft-page-break/>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Unfortunately, pg 483 of [nim] states "As the individual observer data, on which the 1931 system is based, have been lost in antiquity, this system can be used only to determine what color matches the standard observer would make."</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Since negative coordinates were objected to, a linear transformation was used to convert the three r(<text:span text:style-name="T5">λ</text:span><text:span text:style-name="T9">), g(</text:span><text:span text:style-name="T5">λ</text:span><text:span text:style-name="T9">), b(</text:span><text:span text:style-name="T5">λ</text:span><text:span text:style-name="T9">) color matching functions to positive values:</text:span></text:p>
      <text:p text:style-name="P2"><draw:frame draw:style-name="fr3" draw:name="Object4" text:anchor-type="paragraph" svg:width="60.96mm" svg:height="15.96mm" draw:z-index="2"><draw:object xlink:href="./Object 4" xlink:type="simple" xlink:show="embed" xlink:actuate="onLoad"/><draw:image xlink:href="./ObjectReplacements/Object 4" xlink:type="simple" xlink:show="embed" xlink:actuate="onLoad"/></draw:frame></text:p>
      <text:p text:style-name="P2"/>
      <text:p text:style-name="P2"/>
      <text:p text:style-name="Text_20_body"><text:span text:style-name="T9">This operation resulted in the </text:span><text:span text:style-name="Overbar">x</text:span><text:span text:style-name="T9">(</text:span><text:span text:style-name="T5">λ</text:span><text:span text:style-name="T9">), </text:span><text:span text:style-name="Overbar">y</text:span><text:span text:style-name="T9">(</text:span><text:span text:style-name="T5">λ</text:span><text:span text:style-name="T9">), </text:span><text:span text:style-name="Overbar">z</text:span><text:span text:style-name="T9">(</text:span><text:span text:style-name="T5">λ</text:span><text:span text:style-name="T9">) color matching functions that are integrated with a power spectral density function to give the three X, Y, Z tristimulus values for this particular color. <text:s/>These values have been in use for 90 years.</text:span></text:p>
      <text:p text:style-name="P2">The Y value represents the intensity of the light. <text:s/></text:p>
      <text:p text:style-name="P2">These XYZ values are often transformed to </text:p>
      <text:p text:style-name="P2"><draw:frame draw:style-name="fr4" draw:name="Object5" text:anchor-type="paragraph" svg:x="5.08mm" svg:width="24.48mm" svg:height="18.77mm" draw:z-index="3"><draw:object xlink:href="./Object 5" xlink:type="simple" xlink:show="embed" xlink:actuate="onLoad"/><draw:image xlink:href="./ObjectReplacements/Object 5" xlink:type="simple" xlink:show="embed" xlink:actuate="onLoad"/></draw:frame></text:p>
      <text:p text:style-name="P2"/>
      <text:p text:style-name="P2"/>
      <text:p text:style-name="P2"/>
      <text:p text:style-name="Text_20_body"><text:span text:style-name="T9">A </text:span><text:span text:style-name="T10">z</text:span><text:span text:style-name="T9"> value can be defined, but it isn't needed because it is linearly dependendent on </text:span><text:span text:style-name="T10">x</text:span><text:span text:style-name="T9"> and </text:span><text:span text:style-name="T10">y</text:span><text:span text:style-name="T9">.</text:span></text:p>
      <text:p text:style-name="Text_20_body"><text:span text:style-name="T9">These </text:span><text:span text:style-name="T10">x</text:span><text:span text:style-name="T9">, </text:span><text:span text:style-name="T10">y</text:span><text:span text:style-name="T9"> values are used in the 1931 CIE chromaticity diagram as the two-dimensional coordinates of chromaticity. <text:s/>You'll see xyY used as a set of numbers to describe a light color.</text:span></text:p>
      <text:p text:style-name="P2">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vividly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could see the color difference between these two colors because they looked different to my eye in the dark room (my eyes were adapted to the dark)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text:soft-page-break/>discriminate wavelengths to perhaps a few nm. <text:s/></text:p>
      <text:p text:style-name="Text_20_body">I had to conclude that the color difference I so vividly remembered from more than 50 years ago was probably due to the intensity difference between the two spectral lines. <text:s/>The less intense line looked like it was a different color (a "duskier" orange). <text:s/></text:p>
      <text:p text:style-name="Text_20_body"><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Variation</text:h>
      <text:p text:style-name="xx_20_Needs_20_attention">This is an important paper. <text:s/>Put the data from table 3 and 4 into a script and make plots summarizing things.</text:p>
      <text:p text:style-name="Text_20_body">[nim] (1961) gives the data (the paper is <text:span text:style-name="Code">/plib/rgb/chromaticity/jresv65An6p475_A1b.pdf</text:span>). <text:s/>Some quotes from this paper:</text:p>
      <text:list xml:id="list7158365649906699952" text:style-name="Bullets_2c__20_diamond">
        <text:list-item>
          <text:p text:style-name="P3"><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3"><text:span text:style-name="T7">Note that the standard deviations of these independent investigations are essentially of the same order of magnitude and range approximately from 10 to 20 percent of the mean function</text:span> [page 479]</text:p>
        </text:list-item>
        <text:list-item>
          <text:p text:style-name="P3"><text:span text:style-name="T7">Although it is perhaps reasonable to assume that an observers "errors" are not correlated with his "biases", the analyses of empirical data below will show that it cannot be assumed that the three obvervations R</text:span><text:span text:style-name="T8">i</text:span><text:span text:style-name="T7">, G</text:span><text:span text:style-name="T8">i</text:span><text:span text:style-name="T7">, B</text:span><text:span text:style-name="T8">i</text:span><text:span text:style-name="T7"> for the </text:span><text:span text:style-name="T6">i</text:span><text:span text:style-name="T7">th observer are independent.</text:span> <text:s/>[pg 476 and this is their reason why it's important to know the covariances] [also note they use the obsolete term of "error" for "uncertainty"]</text:p>
        </text:list-item>
        <text:list-item>
          <text:p text:style-name="P3">The primary colors used in the experiments were 645.2, 526.3, and 444.4 nm. [pg 476]</text:p>
        </text:list-item>
        <text:list-item>
          <text:p text:style-name="P3"><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Note the logarithmic vertical scales.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experiment and 2) 27 observers of the Speranskaya experiment.</text:p>
      <text:p text:style-name="Text_20_body">The fundamental data are the Q = (xbar, ybar, zbar) measured spectral color matching functions.</text:p>
      <text:p text:style-name="Text_20_body">The key data of the paper are: </text:p>
      <text:list xml:id="list34474321" text:continue-numbering="true" text:style-name="Bullets_2c__20_diamond">
        <text:list-item>
          <text:p text:style-name="P3">Table 3 gives between observer means, variances, and covariances in Q as a function of wavelength in 10 nm steps from 400 nm to 720 nm.</text:p>
        </text:list-item>
        <text:list-item>
          <text:p text:style-name="P3">Table 4 gives within observer variances for Q as a function of wavelength in 10 nm steps from 400 nm to 720 nm.</text:p>
        </text:list-item>
      </text:list>
      <text:h text:style-name="Heading_20_1" text:outline-level="1">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5"><draw:text-box fo:min-height="135.47mm"><text:p text:style-name="Figure"><draw:frame draw:style-name="fr2" draw:name="graphics1" text:anchor-type="paragraph" svg:width="135.47mm" svg:height="135.47mm" style:rel-height="scale" draw:z-index="6"><draw:image xlink:href="../chromaticity/1931Chromaticity.jpg" xlink:type="simple" xlink:show="embed" xlink:actuate="onLoad"/></draw:frame>Figure <text:sequence text:ref-name="refFigure0" text:name="Figure" text:formula="ooow:Figure+1" style:num-format="1">1</text:sequence></text:p></draw:text-box></draw:frame><text:soft-page-break/>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p text:style-name="Text_20_body"/>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5" draw:name="Object3" text:anchor-type="as-char" svg:width="29.25mm" svg:height="4.48mm" draw:z-index="4"><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Chromaticity diagram</text:h>
      <text:h text:style-name="Heading_20_3" text:outline-level="3">White point</text:h>
      <text:p text:style-name="Text_20_body">The white point is at x = 1/3, y = 1/3. <text:s/>In this document, I'll refer to the whitepoint as the point W.</text:p>
      <text:h text:style-name="Heading_20_3" text:outline-level="3"><text:soft-page-break/>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5" draw:name="Object1" text:anchor-type="as-char" svg:width="19.09mm" svg:height="4.32mm" draw:z-index="0"><draw:object xlink:href="./Object 1" xlink:type="simple" xlink:show="embed" xlink:actuate="onLoad"/><draw:image xlink:href="./ObjectReplacements/Object 1" xlink:type="simple" xlink:show="embed" xlink:actuate="onLoad"/></draw:frame> where <draw:frame draw:style-name="fr5" draw:name="Object2" text:anchor-type="as-char" svg:width="16.49mm" svg:height="4.32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tion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n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cl</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401f1830b65a</text:a> This looks at the basics of colorimetry (measurement of color). <text:s/>It makes the cogent comment that this measurement stuff and colorimetry is essentially linear algebra, referring to the metrical mess of coordinate systems and measures that humans have come up with over the last century or so. <text:s/>This is only a part of the much larger field of color science, which includes colorimetry, the much more complicated <text:soft-page-break/>topic of human perception of color, and presentation/engineering of color. <text:s/>It also includes the science and technology of transforming these "colors" from one representation to another. <text:s/>Here, I'm indirectly referring to an analogy with the relationships between abstract groups and their huge number of representations.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  There are c</text:span><text:span text:style-name="T3">ollege and graduate school curricula devoted to these topics.</text:span> </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cp</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n excellent short page on color perception, oriented around the CIE chromaticity diagram.</text:p>
          </table:table-cell>
        </table:table-row>
        <table:table-row>
          <table:table-cell table:style-name="Table1.A1" office:value-type="string">
            <text:p text:style-name="Table_20_Contents">schwartz</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wgsim</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is an excellent idea and it helps you understand the negative components' behavior in the original experiment.</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jw</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cd1931</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cd1976</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css4</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wright</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guild</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nim</text:p>
          </table:table-cell>
          <table:table-cell table:style-name="Table1.A1" office:value-type="string">
            <text:p text:style-name="Table_20_Contents">I. Nimeroff, J. Rosenblatt, M. Dannemiller, "Variability of Spectral Tristimulus Values", J. Research of the NBS A, 65A(6) 475-483, Nov-Dec 1961.</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style:font-name="Arial Narrow" fo:font-size="11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style:use-window-font-color="true" style:font-name="Arial3" fo:font-size="11pt" fo:language="zxx" fo:country="none" fo:font-style="normal" fo:font-weight="normal" fo:background-color="#dddddd"/>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19" meta:word-count="3428" meta:character-count="21209"/>
    <meta:template xlink:type="simple" xlink:actuate="onRequest" xlink:title="Normal" xlink:href="../Normal.ott" meta:date="2014-12-28T08:19:31.36"/>
  </office:meta>
</office:document-meta>
</file>

<file path=Object 1/content.xml><?xml version="1.0" encoding="utf-8"?>
<math xmlns="http://www.w3.org/1998/Math/MathML">
  <semantics>
    <mrow>
      <mrow>
        <mi>P</mi>
        <mo stretchy="false">=</mo>
        <mrow>
          <mi>Q</mi>
          <mo stretchy="false">+</mo>
          <mrow>
            <mstyle mathvariant="bold">
              <mrow>
                <mi>r</mi>
              </mrow>
            </mstyle>
            <mo stretchy="false">⋅</mo>
            <mi>t</mi>
          </mrow>
        </mrow>
      </mrow>
    </mrow>
    <annotation encoding="StarMath 5.0">P = Q + bold r cdot t</annotation>
  </semantics>
</math>
</file>

<file path=Object 2/content.xml><?xml version="1.0" encoding="utf-8"?>
<math xmlns="http://www.w3.org/1998/Math/MathML">
  <semantics>
    <mrow>
      <mrow>
        <mstyle mathvariant="bold">
          <mrow>
            <mi>r</mi>
          </mrow>
        </mstyle>
        <mo stretchy="false">=</mo>
        <mrow>
          <mstyle mathvariant="bold">
            <mrow>
              <mi>P</mi>
            </mrow>
          </mstyle>
          <mo stretchy="false">−</mo>
          <mstyle mathvariant="bold">
            <mrow>
              <mi>Q</mi>
            </mrow>
          </mstyle>
        </mrow>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row>
              <mi>x</mi>
              <mo stretchy="false">=</mo>
              <mfrac>
                <mi>X</mi>
                <mrow>
                  <mrow>
                    <mrow>
                      <mi>X</mi>
                      <mo stretchy="false">+</mo>
                      <mi>Y</mi>
                    </mrow>
                    <mo stretchy="false">+</mo>
                    <mi>Z</mi>
                  </mrow>
                </mrow>
              </mfrac>
            </mrow>
          </mrow>
        </mtd>
      </mtr>
      <mtr>
        <mtd>
          <mrow>
            <mrow>
              <mi>y</mi>
              <mo stretchy="false">=</mo>
              <mfrac>
                <mi>Y</mi>
                <mrow>
                  <mrow>
                    <mrow>
                      <mi>X</mi>
                      <mo stretchy="false">+</mo>
                      <mi>Y</mi>
                    </mrow>
                    <mo stretchy="false">+</mo>
                    <mi>Z</mi>
                  </mrow>
                </mrow>
              </mfrac>
            </mrow>
          </mrow>
        </mtd>
      </mtr>
    </mtable>
    <annotation encoding="StarMath 5.0">x = X over {X + Y + Z} newline
y = Y over {X + Y + Z}</annotation>
  </semantics>
</math>
</file>